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115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aux</text:p>
          </table:table-cell>
          <table:table-cell table:style-name="ce1" office:value-type="percentage" office:value="0.017" calcext:value-type="percentage">
            <text:p>1,70 %</text:p>
          </table:table-cell>
        </table:table-row>
        <table:table-row table:style-name="ro1">
          <table:table-cell office:value-type="string" calcext:value-type="string">
            <text:p>Capital de départ</text:p>
          </table:table-cell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string" calcext:value-type="string">
            <text:p>Nombre d’années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al final</text:p>
          </table:table-cell>
          <table:table-cell table:formula="of:=[.B2]*(1+[.B1])^[.B3]" office:value-type="currency" office:currency="EUR" office:value="305.1" calcext:value-type="currency">
            <text:p>305,10 €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ntérêts</text:p>
          </table:table-cell>
          <table:table-cell table:formula="of:=[.B4]-[.B2]" office:value-type="currency" office:currency="EUR" office:value="5.09999999999997" calcext:value-type="currency">
            <text:p>5,1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22:45:30.778037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00:33:22.853118038</meta:creation-date>
    <meta:generator>LibreOffice/24.2.7.2$Linux_X86_64 LibreOffice_project/420$Build-2</meta:generator>
    <dc:date>2025-09-05T22:46:12.634680223</dc:date>
    <meta:editing-duration>PT13M27S</meta:editing-duration>
    <meta:editing-cycles>6</meta:editing-cycles>
    <meta:document-statistic meta:table-count="1" meta:cell-count="10" meta:object-count="0"/>
  </office:meta>
</office:document-meta>
</file>